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d4f" officeooo:paragraph-rsid="001f1d4f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f1d4f" officeooo:paragraph-rsid="001f1d4f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f1d4f" officeooo:paragraph-rsid="001f1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opsis of thoughts on Mindset:</text:p>
      <text:p text:style-name="P1"/>
      <text:p text:style-name="P2">What strange timing…. I know this assignment is late, more than late, and I don’t say any of this with the intent of excusing the tardiness, however….</text:p>
      <text:p text:style-name="P3">When I went on a business trip for my job in March, I met an individual from the company who contracted me. His name was Sven. Sven told me about Carol Dweck and her book, titled “Mindset,” and recommended I give it a read. Well, as soon as I got home, I ordered the book on Amazon. And although I’ve been too busy to delve too deep, it’s an interesting coincidence that her work would come up in this class.</text:p>
      <text:p text:style-name="P3">My result from the Mindset Quiz was a 37: “Your results suggest a growth mindset, but with some fixed ideas.” Some of those answers came from technicalities in the wording of the questions. I don’t get angry when my feedback is negative. I tend not to be an angry person, in most ways. But I do get upset in that I can be afraid of people thinking negatively of me.</text:p>
      <text:p text:style-name="P3">Do I have a different perspective on mindset now? After this homework/lecture, no. But after speaking with my counselor, and after receiving that book recommendation from Sven, yes. Furthermore, I’ve been through a lot of personal changes of the past few years as a result of what I’ve seen in my own family, both politically and religiously. The person I am is in flux right now, so I am in a state of change. I’m not sure I have a good answer for that question, but….</text:p>
      <text:p text:style-name="P3">“Do you think it will affect your outlook moving forward?” Yes. In combination with my own changes as a person, reading Carol Dweck’s book will certainly affect my outlook, and my own choices beyond that. Each day, I aim to be a better person than I was the day before. Sometimes those changes are small, and other times, they are large. But all changes are significa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6:13:33.706000000</meta:creation-date>
    <dc:date>2022-04-26T16:26:00.915000000</dc:date>
    <meta:editing-duration>PT7S</meta:editing-duration>
    <meta:editing-cycles>1</meta:editing-cycles>
    <meta:document-statistic meta:table-count="0" meta:image-count="0" meta:object-count="0" meta:page-count="1" meta:paragraph-count="6" meta:word-count="334" meta:character-count="1794" meta:non-whitespace-character-count="1466"/>
    <meta:generator>LibreOffice/7.1.1.2$Windows_X86_64 LibreOffice_project/fe0b08f4af1bacafe4c7ecc87ce55bb426164676</meta:generator>
  </office:meta>
</office:document-meta>
</file>